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officeooo:rsid="003d2300" officeooo:paragraph-rsid="003d2300"/>
    </style:style>
    <style:style style:name="P22"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3"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4"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25"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26"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7"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28"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29"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0"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1"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2" style:family="paragraph" style:parent-style-name="Standard">
      <style:paragraph-properties fo:text-align="justify" style:justify-single-word="false"/>
      <style:text-properties officeooo:rsid="0092b2d3" officeooo:paragraph-rsid="0092b2d3"/>
    </style:style>
    <style:style style:name="P33" style:family="paragraph" style:parent-style-name="Standard">
      <style:paragraph-properties fo:text-align="justify" style:justify-single-word="false"/>
      <style:text-properties officeooo:rsid="003c46a3" officeooo:paragraph-rsid="011d5069"/>
    </style:style>
    <style:style style:name="P34" style:family="paragraph" style:parent-style-name="Standard">
      <style:paragraph-properties fo:text-align="justify" style:justify-single-word="false"/>
      <style:text-properties officeooo:rsid="003c46a3" officeooo:paragraph-rsid="0143f8ac"/>
    </style:style>
    <style:style style:name="P35" style:family="paragraph" style:parent-style-name="Standard">
      <style:paragraph-properties fo:text-align="justify" style:justify-single-word="false"/>
      <style:text-properties officeooo:rsid="003c46a3" officeooo:paragraph-rsid="003c46a3"/>
    </style:style>
    <style:style style:name="P36" style:family="paragraph" style:parent-style-name="Standard">
      <style:paragraph-properties fo:text-align="justify" style:justify-single-word="false"/>
      <style:text-properties officeooo:paragraph-rsid="012e3811"/>
    </style:style>
    <style:style style:name="P37" style:family="paragraph" style:parent-style-name="Standard">
      <style:paragraph-properties fo:text-align="justify" style:justify-single-word="false"/>
      <style:text-properties officeooo:rsid="0089e03f" officeooo:paragraph-rsid="0089e03f"/>
    </style:style>
    <style:style style:name="P38" style:family="paragraph" style:parent-style-name="Standard">
      <style:paragraph-properties fo:text-align="justify" style:justify-single-word="false"/>
      <style:text-properties officeooo:rsid="00590b32" officeooo:paragraph-rsid="00590b32"/>
    </style:style>
    <style:style style:name="P39" style:family="paragraph" style:parent-style-name="Standard">
      <style:paragraph-properties fo:text-align="justify" style:justify-single-word="false"/>
      <style:text-properties officeooo:rsid="01934044" officeooo:paragraph-rsid="01934044"/>
    </style:style>
    <style:style style:name="P40" style:family="paragraph" style:parent-style-name="Standard">
      <style:paragraph-properties fo:text-align="justify" style:justify-single-word="false"/>
      <style:text-properties officeooo:rsid="01962279" officeooo:paragraph-rsid="003d2300"/>
    </style:style>
    <style:style style:name="P41"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42"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43"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44"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46"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47"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49"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50"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51"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52"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53"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54"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55"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56"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57"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58"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59"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60"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61"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64"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65"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66"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67"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68"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69"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70"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71"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72"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73"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74"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75"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76"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78"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80"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81"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82"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83"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84"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85"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86"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87"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94"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95"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96"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97"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98"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99"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00"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01"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02"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03"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04"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05"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06"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07"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08"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09"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10"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11"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12" style:family="paragraph" style:parent-style-name="Standard" style:list-style-name="L19">
      <style:paragraph-properties fo:text-align="justify" style:justify-single-word="false"/>
      <style:text-properties fo:font-weight="normal" officeooo:rsid="017cecc7" officeooo:paragraph-rsid="017cecc7" style:font-weight-asian="normal" style:font-weight-complex="normal"/>
    </style:style>
    <style:style style:name="P113" style:family="paragraph" style:parent-style-name="Standard" style:list-style-name="L20">
      <style:paragraph-properties fo:text-align="justify" style:justify-single-word="false"/>
      <style:text-properties fo:font-weight="normal" officeooo:rsid="0092b2d3" officeooo:paragraph-rsid="0168b497" style:font-weight-asian="normal" style:font-weight-complex="normal"/>
    </style:style>
    <style:style style:name="P114" style:family="paragraph" style:parent-style-name="Standard" style:list-style-name="L20">
      <style:paragraph-properties fo:text-align="justify" style:justify-single-word="false"/>
      <style:text-properties fo:font-weight="normal" officeooo:rsid="0092b2d3" officeooo:paragraph-rsid="018253f2" style:font-weight-asian="normal" style:font-weight-complex="normal"/>
    </style:style>
    <style:style style:name="P115" style:family="paragraph" style:parent-style-name="Standard" style:list-style-name="L20">
      <style:paragraph-properties fo:text-align="justify" style:justify-single-word="false"/>
      <style:text-properties fo:font-weight="normal" officeooo:rsid="0156701b" officeooo:paragraph-rsid="0168b497" style:font-weight-asian="normal" style:font-weight-complex="normal"/>
    </style:style>
    <style:style style:name="P116"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117" style:family="paragraph" style:parent-style-name="Standard" style:list-style-name="L3">
      <style:paragraph-properties fo:text-align="justify" style:justify-single-word="false"/>
      <style:text-properties officeooo:rsid="0072c584" officeooo:paragraph-rsid="003c46a3"/>
    </style:style>
    <style:style style:name="P118" style:family="paragraph" style:parent-style-name="Standard" style:list-style-name="L3">
      <style:paragraph-properties fo:text-align="justify" style:justify-single-word="false"/>
      <style:text-properties officeooo:rsid="003c46a3" officeooo:paragraph-rsid="0089e03f"/>
    </style:style>
    <style:style style:name="P119" style:family="paragraph" style:parent-style-name="Standard" style:list-style-name="L3">
      <style:paragraph-properties fo:text-align="justify" style:justify-single-word="false"/>
      <style:text-properties officeooo:rsid="003c46a3" officeooo:paragraph-rsid="008a3411"/>
    </style:style>
    <style:style style:name="P120" style:family="paragraph" style:parent-style-name="Standard" style:list-style-name="L4">
      <style:paragraph-properties fo:text-align="justify" style:justify-single-word="false"/>
      <style:text-properties officeooo:rsid="003c46a3" officeooo:paragraph-rsid="003c46a3"/>
    </style:style>
    <style:style style:name="P121" style:family="paragraph" style:parent-style-name="Standard" style:list-style-name="L5">
      <style:paragraph-properties fo:text-align="justify" style:justify-single-word="false"/>
      <style:text-properties officeooo:rsid="003c46a3" officeooo:paragraph-rsid="003c46a3"/>
    </style:style>
    <style:style style:name="P122" style:family="paragraph" style:parent-style-name="Standard" style:list-style-name="L3">
      <style:paragraph-properties fo:text-align="justify" style:justify-single-word="false"/>
      <style:text-properties officeooo:rsid="0040653e" officeooo:paragraph-rsid="0089e03f"/>
    </style:style>
    <style:style style:name="P123" style:family="paragraph" style:parent-style-name="Standard" style:list-style-name="L4">
      <style:paragraph-properties fo:text-align="justify" style:justify-single-word="false"/>
      <style:text-properties officeooo:rsid="0040653e" officeooo:paragraph-rsid="003c46a3"/>
    </style:style>
    <style:style style:name="P124" style:family="paragraph" style:parent-style-name="Standard" style:list-style-name="L3">
      <style:paragraph-properties fo:text-align="justify" style:justify-single-word="false"/>
      <style:text-properties officeooo:rsid="003d2300" officeooo:paragraph-rsid="0089e03f"/>
    </style:style>
    <style:style style:name="P125" style:family="paragraph" style:parent-style-name="Standard" style:list-style-name="L17">
      <style:paragraph-properties fo:text-align="justify" style:justify-single-word="false"/>
      <style:text-properties officeooo:rsid="003d2300" officeooo:paragraph-rsid="003d2300"/>
    </style:style>
    <style:style style:name="P126" style:family="paragraph" style:parent-style-name="Standard" style:list-style-name="L17">
      <style:paragraph-properties fo:text-align="justify" style:justify-single-word="false"/>
      <style:text-properties officeooo:rsid="003d2300" officeooo:paragraph-rsid="015c4bf6"/>
    </style:style>
    <style:style style:name="P127" style:family="paragraph" style:parent-style-name="Standard" style:list-style-name="L4">
      <style:paragraph-properties fo:text-align="justify" style:justify-single-word="false"/>
      <style:text-properties officeooo:rsid="0068a5de" officeooo:paragraph-rsid="003c46a3"/>
    </style:style>
    <style:style style:name="P128" style:family="paragraph" style:parent-style-name="Standard" style:list-style-name="L4">
      <style:paragraph-properties fo:text-align="justify" style:justify-single-word="false"/>
      <style:text-properties officeooo:rsid="00419d5b" officeooo:paragraph-rsid="003c46a3"/>
    </style:style>
    <style:style style:name="P129" style:family="paragraph" style:parent-style-name="Standard" style:list-style-name="L4">
      <style:paragraph-properties fo:text-align="justify" style:justify-single-word="false"/>
      <style:text-properties officeooo:rsid="0042790f" officeooo:paragraph-rsid="003c46a3"/>
    </style:style>
    <style:style style:name="P130" style:family="paragraph" style:parent-style-name="Standard" style:list-style-name="L5">
      <style:paragraph-properties fo:text-align="justify" style:justify-single-word="false"/>
      <style:text-properties officeooo:rsid="004356c9" officeooo:paragraph-rsid="003c46a3"/>
    </style:style>
    <style:style style:name="P131" style:family="paragraph" style:parent-style-name="Standard" style:list-style-name="L5">
      <style:paragraph-properties fo:text-align="justify" style:justify-single-word="false"/>
      <style:text-properties officeooo:rsid="008f1b69" officeooo:paragraph-rsid="003c46a3"/>
    </style:style>
    <style:style style:name="P132" style:family="paragraph" style:parent-style-name="Standard" style:list-style-name="L5">
      <style:paragraph-properties fo:text-align="justify" style:justify-single-word="false"/>
      <style:text-properties officeooo:rsid="00447886" officeooo:paragraph-rsid="003c46a3"/>
    </style:style>
    <style:style style:name="P133" style:family="paragraph" style:parent-style-name="Standard" style:list-style-name="L5">
      <style:paragraph-properties fo:text-align="justify" style:justify-single-word="false"/>
      <style:text-properties officeooo:rsid="0045c257" officeooo:paragraph-rsid="003c46a3"/>
    </style:style>
    <style:style style:name="P134" style:family="paragraph" style:parent-style-name="Standard" style:list-style-name="L5">
      <style:paragraph-properties fo:text-align="justify" style:justify-single-word="false"/>
      <style:text-properties officeooo:rsid="0046cb0e" officeooo:paragraph-rsid="003c46a3"/>
    </style:style>
    <style:style style:name="P135" style:family="paragraph" style:parent-style-name="Standard" style:list-style-name="L5">
      <style:paragraph-properties fo:text-align="justify" style:justify-single-word="false"/>
      <style:text-properties officeooo:rsid="0048c3bd" officeooo:paragraph-rsid="003c46a3"/>
    </style:style>
    <style:style style:name="P136" style:family="paragraph" style:parent-style-name="Standard" style:list-style-name="L5">
      <style:paragraph-properties fo:text-align="justify" style:justify-single-word="false"/>
      <style:text-properties officeooo:rsid="004ad75e" officeooo:paragraph-rsid="003c46a3"/>
    </style:style>
    <style:style style:name="P137" style:family="paragraph" style:parent-style-name="Standard" style:list-style-name="L5">
      <style:paragraph-properties fo:text-align="justify" style:justify-single-word="false"/>
      <style:text-properties officeooo:rsid="004c12cf" officeooo:paragraph-rsid="003c46a3"/>
    </style:style>
    <style:style style:name="P138" style:family="paragraph" style:parent-style-name="Standard" style:list-style-name="L5">
      <style:paragraph-properties fo:text-align="justify" style:justify-single-word="false"/>
      <style:text-properties officeooo:rsid="004d437e" officeooo:paragraph-rsid="004d437e"/>
    </style:style>
    <style:style style:name="P139" style:family="paragraph" style:parent-style-name="Standard" style:list-style-name="L5">
      <style:paragraph-properties fo:text-align="justify" style:justify-single-word="false"/>
      <style:text-properties officeooo:rsid="004fea7d" officeooo:paragraph-rsid="004d437e"/>
    </style:style>
    <style:style style:name="P140" style:family="paragraph" style:parent-style-name="Standard" style:list-style-name="L5">
      <style:paragraph-properties fo:text-align="justify" style:justify-single-word="false"/>
      <style:text-properties officeooo:rsid="004fea7d" officeooo:paragraph-rsid="004fea7d"/>
    </style:style>
    <style:style style:name="P141" style:family="paragraph" style:parent-style-name="Standard" style:list-style-name="L5">
      <style:paragraph-properties fo:text-align="justify" style:justify-single-word="false"/>
      <style:text-properties officeooo:rsid="00512642" officeooo:paragraph-rsid="004fea7d"/>
    </style:style>
    <style:style style:name="P142" style:family="paragraph" style:parent-style-name="Standard" style:list-style-name="L5">
      <style:paragraph-properties fo:text-align="justify" style:justify-single-word="false"/>
      <style:text-properties officeooo:rsid="0053f6d1" officeooo:paragraph-rsid="004fea7d"/>
    </style:style>
    <style:style style:name="P143" style:family="paragraph" style:parent-style-name="Standard" style:list-style-name="L5">
      <style:paragraph-properties fo:text-align="justify" style:justify-single-word="false"/>
      <style:text-properties officeooo:rsid="00577177" officeooo:paragraph-rsid="004fea7d"/>
    </style:style>
    <style:style style:name="P144" style:family="paragraph" style:parent-style-name="Standard" style:list-style-name="L5">
      <style:paragraph-properties fo:text-align="justify" style:justify-single-word="false"/>
      <style:text-properties officeooo:rsid="00590b32" officeooo:paragraph-rsid="004fea7d"/>
    </style:style>
    <style:style style:name="P145" style:family="paragraph" style:parent-style-name="Standard" style:list-style-name="L5">
      <style:paragraph-properties fo:text-align="justify" style:justify-single-word="false"/>
      <style:text-properties officeooo:rsid="005b8598" officeooo:paragraph-rsid="004fea7d"/>
    </style:style>
    <style:style style:name="P146" style:family="paragraph" style:parent-style-name="Standard" style:list-style-name="L5">
      <style:paragraph-properties fo:text-align="justify" style:justify-single-word="false"/>
      <style:text-properties officeooo:rsid="005eae73" officeooo:paragraph-rsid="004fea7d"/>
    </style:style>
    <style:style style:name="P147" style:family="paragraph" style:parent-style-name="Standard" style:list-style-name="L5">
      <style:paragraph-properties fo:text-align="justify" style:justify-single-word="false"/>
      <style:text-properties officeooo:rsid="007e3dbe" officeooo:paragraph-rsid="004fea7d"/>
    </style:style>
    <style:style style:name="P148" style:family="paragraph" style:parent-style-name="Standard" style:list-style-name="L5">
      <style:paragraph-properties fo:text-align="justify" style:justify-single-word="false"/>
      <style:text-properties officeooo:rsid="00622055" officeooo:paragraph-rsid="004fea7d"/>
    </style:style>
    <style:style style:name="P149" style:family="paragraph" style:parent-style-name="Standard" style:list-style-name="L5">
      <style:paragraph-properties fo:text-align="justify" style:justify-single-word="false"/>
      <style:text-properties officeooo:rsid="006d4142" officeooo:paragraph-rsid="004fea7d"/>
    </style:style>
    <style:style style:name="P150" style:family="paragraph" style:parent-style-name="Standard" style:list-style-name="L5">
      <style:paragraph-properties fo:text-align="justify" style:justify-single-word="false"/>
      <style:text-properties officeooo:rsid="006eb329" officeooo:paragraph-rsid="004fea7d"/>
    </style:style>
    <style:style style:name="P151" style:family="paragraph" style:parent-style-name="Standard" style:list-style-name="L5">
      <style:paragraph-properties fo:text-align="justify" style:justify-single-word="false"/>
      <style:text-properties officeooo:rsid="0070bea0" officeooo:paragraph-rsid="004fea7d"/>
    </style:style>
    <style:style style:name="P152" style:family="paragraph" style:parent-style-name="Standard" style:list-style-name="L5">
      <style:paragraph-properties fo:text-align="justify" style:justify-single-word="false"/>
      <style:text-properties officeooo:rsid="0070f6e5" officeooo:paragraph-rsid="004fea7d"/>
    </style:style>
    <style:style style:name="P153" style:family="paragraph" style:parent-style-name="Standard" style:list-style-name="L5">
      <style:paragraph-properties fo:text-align="justify" style:justify-single-word="false"/>
      <style:text-properties officeooo:rsid="00748ca6" officeooo:paragraph-rsid="004fea7d"/>
    </style:style>
    <style:style style:name="P154" style:family="paragraph" style:parent-style-name="Standard" style:list-style-name="L5">
      <style:paragraph-properties fo:text-align="justify" style:justify-single-word="false"/>
      <style:text-properties officeooo:rsid="00752ea0" officeooo:paragraph-rsid="004fea7d"/>
    </style:style>
    <style:style style:name="P155" style:family="paragraph" style:parent-style-name="Standard" style:list-style-name="L5">
      <style:paragraph-properties fo:text-align="justify" style:justify-single-word="false"/>
      <style:text-properties officeooo:rsid="007bb070" officeooo:paragraph-rsid="004fea7d"/>
    </style:style>
    <style:style style:name="P156" style:family="paragraph" style:parent-style-name="Standard" style:list-style-name="L5">
      <style:paragraph-properties fo:text-align="justify" style:justify-single-word="false"/>
      <style:text-properties officeooo:rsid="007c3738" officeooo:paragraph-rsid="004fea7d"/>
    </style:style>
    <style:style style:name="P157" style:family="paragraph" style:parent-style-name="Standard" style:list-style-name="L5">
      <style:paragraph-properties fo:text-align="justify" style:justify-single-word="false"/>
      <style:text-properties officeooo:rsid="007e04c7" officeooo:paragraph-rsid="004fea7d"/>
    </style:style>
    <style:style style:name="P158" style:family="paragraph" style:parent-style-name="Standard" style:list-style-name="L5">
      <style:paragraph-properties fo:text-align="justify" style:justify-single-word="false"/>
      <style:text-properties officeooo:rsid="008031f2" officeooo:paragraph-rsid="004fea7d"/>
    </style:style>
    <style:style style:name="P159" style:family="paragraph" style:parent-style-name="Standard" style:list-style-name="L5">
      <style:paragraph-properties fo:text-align="justify" style:justify-single-word="false"/>
      <style:text-properties officeooo:rsid="0081a5db" officeooo:paragraph-rsid="004fea7d"/>
    </style:style>
    <style:style style:name="P160" style:family="paragraph" style:parent-style-name="Standard" style:list-style-name="L5">
      <style:paragraph-properties fo:text-align="justify" style:justify-single-word="false"/>
      <style:text-properties officeooo:rsid="00826bc0" officeooo:paragraph-rsid="004fea7d"/>
    </style:style>
    <style:style style:name="P161" style:family="paragraph" style:parent-style-name="Standard" style:list-style-name="L5">
      <style:paragraph-properties fo:text-align="justify" style:justify-single-word="false"/>
      <style:text-properties officeooo:rsid="00848156" officeooo:paragraph-rsid="004fea7d"/>
    </style:style>
    <style:style style:name="P162" style:family="paragraph" style:parent-style-name="Standard" style:list-style-name="L5">
      <style:paragraph-properties fo:text-align="justify" style:justify-single-word="false"/>
      <style:text-properties officeooo:rsid="00855d33" officeooo:paragraph-rsid="004fea7d"/>
    </style:style>
    <style:style style:name="P163" style:family="paragraph" style:parent-style-name="Standard" style:list-style-name="L5">
      <style:paragraph-properties fo:text-align="justify" style:justify-single-word="false"/>
      <style:text-properties officeooo:rsid="008893a2" officeooo:paragraph-rsid="0089cf36"/>
    </style:style>
    <style:style style:name="P164" style:family="paragraph" style:parent-style-name="Standard" style:list-style-name="L5">
      <style:paragraph-properties fo:text-align="justify" style:justify-single-word="false"/>
      <style:text-properties officeooo:rsid="008bc529" officeooo:paragraph-rsid="0089cf36"/>
    </style:style>
    <style:style style:name="P165" style:family="paragraph" style:parent-style-name="Standard" style:list-style-name="L5">
      <style:paragraph-properties fo:text-align="justify" style:justify-single-word="false"/>
      <style:text-properties officeooo:rsid="008cef0f" officeooo:paragraph-rsid="0089cf36"/>
    </style:style>
    <style:style style:name="P166" style:family="paragraph" style:parent-style-name="Standard" style:list-style-name="L6">
      <style:paragraph-properties fo:text-align="justify" style:justify-single-word="false"/>
      <style:text-properties officeooo:rsid="00977b1d" officeooo:paragraph-rsid="00994dbc"/>
    </style:style>
    <style:style style:name="P167" style:family="paragraph" style:parent-style-name="Standard" style:list-style-name="L6">
      <style:paragraph-properties fo:text-align="justify" style:justify-single-word="false"/>
      <style:text-properties officeooo:rsid="009fe66a" officeooo:paragraph-rsid="00994dbc"/>
    </style:style>
    <style:style style:name="P168" style:family="paragraph" style:parent-style-name="Standard" style:list-style-name="L6">
      <style:paragraph-properties fo:text-align="justify" style:justify-single-word="false"/>
      <style:text-properties officeooo:rsid="00a10838" officeooo:paragraph-rsid="00994dbc"/>
    </style:style>
    <style:style style:name="P169" style:family="paragraph" style:parent-style-name="Standard" style:list-style-name="L6">
      <style:paragraph-properties fo:text-align="justify" style:justify-single-word="false"/>
      <style:text-properties officeooo:rsid="00a13148" officeooo:paragraph-rsid="00994dbc"/>
    </style:style>
    <style:style style:name="P170" style:family="paragraph" style:parent-style-name="Standard" style:list-style-name="L6">
      <style:paragraph-properties fo:text-align="justify" style:justify-single-word="false"/>
      <style:text-properties officeooo:rsid="00a217b7" officeooo:paragraph-rsid="00994dbc"/>
    </style:style>
    <style:style style:name="P171" style:family="paragraph" style:parent-style-name="Standard" style:list-style-name="L6">
      <style:paragraph-properties fo:text-align="justify" style:justify-single-word="false"/>
      <style:text-properties officeooo:rsid="00a3a54b" officeooo:paragraph-rsid="00994dbc"/>
    </style:style>
    <style:style style:name="P172" style:family="paragraph" style:parent-style-name="Standard" style:list-style-name="L6">
      <style:paragraph-properties fo:text-align="justify" style:justify-single-word="false"/>
      <style:text-properties officeooo:rsid="00a43783" officeooo:paragraph-rsid="00994dbc"/>
    </style:style>
    <style:style style:name="P173" style:family="paragraph" style:parent-style-name="Standard" style:list-style-name="L6">
      <style:paragraph-properties fo:text-align="justify" style:justify-single-word="false"/>
      <style:text-properties officeooo:rsid="00a531bc" officeooo:paragraph-rsid="00994dbc"/>
    </style:style>
    <style:style style:name="P174" style:family="paragraph" style:parent-style-name="Standard" style:list-style-name="L6">
      <style:paragraph-properties fo:text-align="justify" style:justify-single-word="false"/>
      <style:text-properties officeooo:rsid="00a6b9d2" officeooo:paragraph-rsid="00a6b9d2"/>
    </style:style>
    <style:style style:name="P175" style:family="paragraph" style:parent-style-name="Standard" style:list-style-name="L6">
      <style:paragraph-properties fo:text-align="justify" style:justify-single-word="false"/>
      <style:text-properties officeooo:rsid="00a9afa4" officeooo:paragraph-rsid="00a6b9d2"/>
    </style:style>
    <style:style style:name="P176" style:family="paragraph" style:parent-style-name="Standard" style:list-style-name="L6">
      <style:paragraph-properties fo:text-align="justify" style:justify-single-word="false"/>
      <style:text-properties officeooo:rsid="00ad52d1" officeooo:paragraph-rsid="00a6b9d2"/>
    </style:style>
    <style:style style:name="P177" style:family="paragraph" style:parent-style-name="Standard" style:list-style-name="L6">
      <style:paragraph-properties fo:text-align="justify" style:justify-single-word="false"/>
      <style:text-properties officeooo:rsid="00b0c63a" officeooo:paragraph-rsid="00a6b9d2"/>
    </style:style>
    <style:style style:name="P178" style:family="paragraph" style:parent-style-name="Standard" style:list-style-name="L6">
      <style:paragraph-properties fo:text-align="justify" style:justify-single-word="false"/>
      <style:text-properties officeooo:rsid="00b2ac8c" officeooo:paragraph-rsid="00a6b9d2"/>
    </style:style>
    <style:style style:name="P179" style:family="paragraph" style:parent-style-name="Standard" style:list-style-name="L6">
      <style:paragraph-properties fo:text-align="justify" style:justify-single-word="false"/>
      <style:text-properties officeooo:rsid="00b50cf3" officeooo:paragraph-rsid="00a6b9d2"/>
    </style:style>
    <style:style style:name="P180" style:family="paragraph" style:parent-style-name="Standard" style:list-style-name="L6">
      <style:paragraph-properties fo:text-align="justify" style:justify-single-word="false"/>
      <style:text-properties officeooo:rsid="00b52c60" officeooo:paragraph-rsid="00b52c60"/>
    </style:style>
    <style:style style:name="P181" style:family="paragraph" style:parent-style-name="Standard" style:list-style-name="L6">
      <style:paragraph-properties fo:text-align="justify" style:justify-single-word="false"/>
      <style:text-properties officeooo:rsid="00b5d4a6" officeooo:paragraph-rsid="00b52c60"/>
    </style:style>
    <style:style style:name="P182" style:family="paragraph" style:parent-style-name="Standard" style:list-style-name="L6">
      <style:paragraph-properties fo:text-align="justify" style:justify-single-word="false"/>
      <style:text-properties officeooo:rsid="00bf58e7" officeooo:paragraph-rsid="00bf58e7"/>
    </style:style>
    <style:style style:name="P183" style:family="paragraph" style:parent-style-name="Standard" style:list-style-name="L6">
      <style:paragraph-properties fo:text-align="justify" style:justify-single-word="false"/>
      <style:text-properties officeooo:rsid="00c15e34" officeooo:paragraph-rsid="00bf58e7"/>
    </style:style>
    <style:style style:name="P184" style:family="paragraph" style:parent-style-name="Standard" style:list-style-name="L6">
      <style:paragraph-properties fo:text-align="justify" style:justify-single-word="false"/>
      <style:text-properties officeooo:rsid="00c2f080" officeooo:paragraph-rsid="00bf58e7"/>
    </style:style>
    <style:style style:name="P185" style:family="paragraph" style:parent-style-name="Standard" style:list-style-name="L6">
      <style:paragraph-properties fo:text-align="justify" style:justify-single-word="false"/>
      <style:text-properties officeooo:rsid="00c5595b" officeooo:paragraph-rsid="00bf58e7"/>
    </style:style>
    <style:style style:name="P186" style:family="paragraph" style:parent-style-name="Standard" style:list-style-name="L6">
      <style:paragraph-properties fo:text-align="justify" style:justify-single-word="false"/>
      <style:text-properties officeooo:rsid="00ca123c" officeooo:paragraph-rsid="00bf58e7"/>
    </style:style>
    <style:style style:name="P187" style:family="paragraph" style:parent-style-name="Standard" style:list-style-name="L6">
      <style:paragraph-properties fo:text-align="justify" style:justify-single-word="false"/>
      <style:text-properties officeooo:rsid="00c8fe0c" officeooo:paragraph-rsid="00bf58e7"/>
    </style:style>
    <style:style style:name="P188" style:family="paragraph" style:parent-style-name="Standard" style:list-style-name="L6">
      <style:paragraph-properties fo:text-align="justify" style:justify-single-word="false"/>
      <style:text-properties officeooo:rsid="00c43ad2" officeooo:paragraph-rsid="00bf58e7"/>
    </style:style>
    <style:style style:name="P189" style:family="paragraph" style:parent-style-name="Standard" style:list-style-name="L6">
      <style:paragraph-properties fo:text-align="justify" style:justify-single-word="false"/>
      <style:text-properties officeooo:rsid="00ceae5c" officeooo:paragraph-rsid="00ceae5c"/>
    </style:style>
    <style:style style:name="P190" style:family="paragraph" style:parent-style-name="Standard" style:list-style-name="L6">
      <style:paragraph-properties fo:text-align="justify" style:justify-single-word="false"/>
      <style:text-properties officeooo:rsid="0092b2d3" officeooo:paragraph-rsid="00bf58e7"/>
    </style:style>
    <style:style style:name="P191" style:family="paragraph" style:parent-style-name="Standard" style:list-style-name="L6">
      <style:paragraph-properties fo:text-align="justify" style:justify-single-word="false"/>
      <style:text-properties officeooo:rsid="0092b2d3" officeooo:paragraph-rsid="00e32231"/>
    </style:style>
    <style:style style:name="P192" style:family="paragraph" style:parent-style-name="Standard" style:list-style-name="L6">
      <style:paragraph-properties fo:text-align="justify" style:justify-single-word="false"/>
      <style:text-properties officeooo:rsid="00d08882" officeooo:paragraph-rsid="00d08882"/>
    </style:style>
    <style:style style:name="P193" style:family="paragraph" style:parent-style-name="Standard" style:list-style-name="L6">
      <style:paragraph-properties fo:text-align="justify" style:justify-single-word="false"/>
      <style:text-properties officeooo:rsid="00d3cc47" officeooo:paragraph-rsid="00d08882"/>
    </style:style>
    <style:style style:name="P194" style:family="paragraph" style:parent-style-name="Standard" style:list-style-name="L6">
      <style:paragraph-properties fo:text-align="justify" style:justify-single-word="false"/>
      <style:text-properties officeooo:rsid="00d5c9ab" officeooo:paragraph-rsid="00d5c9ab"/>
    </style:style>
    <style:style style:name="P195" style:family="paragraph" style:parent-style-name="Standard" style:list-style-name="L6">
      <style:paragraph-properties fo:text-align="justify" style:justify-single-word="false"/>
      <style:text-properties officeooo:rsid="00d7cd0b" officeooo:paragraph-rsid="00d7cd0b"/>
    </style:style>
    <style:style style:name="P196" style:family="paragraph" style:parent-style-name="Standard" style:list-style-name="L6">
      <style:paragraph-properties fo:text-align="justify" style:justify-single-word="false"/>
      <style:text-properties officeooo:rsid="00d89e03" officeooo:paragraph-rsid="0092b2d3"/>
    </style:style>
    <style:style style:name="P197" style:family="paragraph" style:parent-style-name="Standard" style:list-style-name="L6">
      <style:paragraph-properties fo:text-align="justify" style:justify-single-word="false"/>
      <style:text-properties officeooo:rsid="00d8a27d" officeooo:paragraph-rsid="0092b2d3"/>
    </style:style>
    <style:style style:name="P198" style:family="paragraph" style:parent-style-name="Standard" style:list-style-name="L6">
      <style:paragraph-properties fo:text-align="justify" style:justify-single-word="false"/>
      <style:text-properties officeooo:rsid="00da3e74" officeooo:paragraph-rsid="00da3e74"/>
    </style:style>
    <style:style style:name="P199" style:family="paragraph" style:parent-style-name="Standard" style:list-style-name="L6">
      <style:paragraph-properties fo:text-align="justify" style:justify-single-word="false"/>
      <style:text-properties officeooo:rsid="00da4936" officeooo:paragraph-rsid="00da4936"/>
    </style:style>
    <style:style style:name="P200" style:family="paragraph" style:parent-style-name="Standard" style:list-style-name="L6">
      <style:paragraph-properties fo:text-align="justify" style:justify-single-word="false"/>
      <style:text-properties officeooo:rsid="00db22d6" officeooo:paragraph-rsid="00da4936"/>
    </style:style>
    <style:style style:name="P201" style:family="paragraph" style:parent-style-name="Standard" style:list-style-name="L6">
      <style:paragraph-properties fo:text-align="justify" style:justify-single-word="false"/>
      <style:text-properties officeooo:rsid="00de45ef" officeooo:paragraph-rsid="00de45ef"/>
    </style:style>
    <style:style style:name="P202" style:family="paragraph" style:parent-style-name="Standard" style:list-style-name="L6">
      <style:paragraph-properties fo:text-align="justify" style:justify-single-word="false"/>
      <style:text-properties officeooo:rsid="00dfddea" officeooo:paragraph-rsid="00de45ef"/>
    </style:style>
    <style:style style:name="P203" style:family="paragraph" style:parent-style-name="Standard" style:list-style-name="L6">
      <style:paragraph-properties fo:text-align="justify" style:justify-single-word="false"/>
      <style:text-properties officeooo:rsid="00e0f1f3" officeooo:paragraph-rsid="00de45ef"/>
    </style:style>
    <style:style style:name="P204" style:family="paragraph" style:parent-style-name="Standard" style:list-style-name="L6">
      <style:paragraph-properties fo:text-align="justify" style:justify-single-word="false"/>
      <style:text-properties officeooo:rsid="00e21420" officeooo:paragraph-rsid="00de45ef"/>
    </style:style>
    <style:style style:name="P205" style:family="paragraph" style:parent-style-name="Standard" style:list-style-name="L6">
      <style:paragraph-properties fo:text-align="justify" style:justify-single-word="false"/>
      <style:text-properties officeooo:rsid="00e32231" officeooo:paragraph-rsid="00e32231"/>
    </style:style>
    <style:style style:name="P206" style:family="paragraph" style:parent-style-name="Standard" style:list-style-name="L6">
      <style:paragraph-properties fo:text-align="justify" style:justify-single-word="false"/>
      <style:text-properties officeooo:rsid="00e45042" officeooo:paragraph-rsid="00e32231"/>
    </style:style>
    <style:style style:name="P207" style:family="paragraph" style:parent-style-name="Standard" style:list-style-name="L6">
      <style:paragraph-properties fo:text-align="justify" style:justify-single-word="false"/>
      <style:text-properties officeooo:rsid="00e4f0cd" officeooo:paragraph-rsid="00e32231"/>
    </style:style>
    <style:style style:name="P208" style:family="paragraph" style:parent-style-name="Standard" style:list-style-name="L7">
      <style:paragraph-properties fo:text-align="justify" style:justify-single-word="false"/>
      <style:text-properties officeooo:rsid="018971cb" officeooo:paragraph-rsid="018971cb"/>
    </style:style>
    <style:style style:name="P209" style:family="paragraph" style:parent-style-name="Standard" style:list-style-name="L8">
      <style:paragraph-properties fo:text-align="justify" style:justify-single-word="false"/>
      <style:text-properties officeooo:rsid="019377a9" officeooo:paragraph-rsid="019377a9"/>
    </style:style>
    <style:style style:name="P210" style:family="paragraph" style:parent-style-name="Standard" style:list-style-name="L8">
      <style:paragraph-properties fo:text-align="justify" style:justify-single-word="false"/>
      <style:text-properties officeooo:rsid="01980814" officeooo:paragraph-rsid="01980814"/>
    </style:style>
    <style:style style:name="P211" style:family="paragraph" style:parent-style-name="Standard" style:list-style-name="L8">
      <style:paragraph-properties fo:text-align="justify" style:justify-single-word="false"/>
      <style:text-properties officeooo:rsid="01a0adbd" officeooo:paragraph-rsid="01a76fa4"/>
    </style:style>
    <style:style style:name="P212" style:family="paragraph" style:parent-style-name="Standard" style:list-style-name="L8">
      <style:paragraph-properties fo:text-align="justify" style:justify-single-word="false"/>
      <style:text-properties officeooo:rsid="01a820dd" officeooo:paragraph-rsid="01a820dd"/>
    </style:style>
    <style:style style:name="P213" style:family="paragraph" style:parent-style-name="Standard" style:list-style-name="L8">
      <style:paragraph-properties fo:text-align="justify" style:justify-single-word="false"/>
      <style:text-properties officeooo:rsid="01aa64b1" officeooo:paragraph-rsid="01ac705e"/>
    </style:style>
    <style:style style:name="P214" style:family="paragraph" style:parent-style-name="Standard" style:list-style-name="L8">
      <style:paragraph-properties fo:text-align="justify" style:justify-single-word="false"/>
      <style:text-properties officeooo:rsid="01aa64b1" officeooo:paragraph-rsid="01b2b286"/>
    </style:style>
    <style:style style:name="P215" style:family="paragraph" style:parent-style-name="Standard" style:list-style-name="L8">
      <style:paragraph-properties fo:text-align="justify" style:justify-single-word="false"/>
      <style:text-properties officeooo:rsid="01c26a75" officeooo:paragraph-rsid="01c29f6c"/>
    </style:style>
    <style:style style:name="P216" style:family="paragraph" style:parent-style-name="Standard" style:list-style-name="L8">
      <style:paragraph-properties fo:text-align="justify" style:justify-single-word="false"/>
      <style:text-properties officeooo:rsid="01c4f560" officeooo:paragraph-rsid="01c6a113"/>
    </style:style>
    <style:style style:name="P217" style:family="paragraph" style:parent-style-name="Standard" style:list-style-name="L11">
      <style:paragraph-properties fo:text-align="justify" style:justify-single-word="false"/>
      <style:text-properties officeooo:paragraph-rsid="01e33249"/>
    </style:style>
    <style:style style:name="P218" style:family="paragraph" style:parent-style-name="Standard" style:list-style-name="L14">
      <style:paragraph-properties fo:text-align="justify" style:justify-single-word="false"/>
      <style:text-properties officeooo:paragraph-rsid="021c7792"/>
    </style:style>
    <style:style style:name="P219" style:family="paragraph" style:parent-style-name="Standard" style:list-style-name="L17">
      <style:paragraph-properties fo:text-align="justify" style:justify-single-word="false"/>
      <style:text-properties officeooo:paragraph-rsid="015c4bf6"/>
    </style:style>
    <style:style style:name="P220" style:family="paragraph" style:parent-style-name="Standard" style:list-style-name="L20">
      <style:paragraph-properties fo:text-align="justify" style:justify-single-word="false"/>
      <style:text-properties officeooo:paragraph-rsid="018253f2"/>
    </style:style>
    <style:style style:name="P221" style:family="paragraph" style:parent-style-name="Standard" style:list-style-name="L20">
      <style:paragraph-properties fo:text-align="justify" style:justify-single-word="false"/>
      <style:text-properties officeooo:paragraph-rsid="0168b497"/>
    </style:style>
    <style:style style:name="P222" style:family="paragraph" style:parent-style-name="Standard" style:list-style-name="L21">
      <style:paragraph-properties fo:text-align="justify" style:justify-single-word="false"/>
      <style:text-properties officeooo:paragraph-rsid="011890fa"/>
    </style:style>
    <style:style style:name="P223" style:family="paragraph" style:parent-style-name="Standard" style:list-style-name="L11">
      <style:paragraph-properties fo:text-align="justify" style:justify-single-word="false"/>
      <style:text-properties officeooo:rsid="01e779c9" officeooo:paragraph-rsid="01e779c9"/>
    </style:style>
    <style:style style:name="P224" style:family="paragraph" style:parent-style-name="Standard" style:list-style-name="L14">
      <style:paragraph-properties fo:text-align="justify" style:justify-single-word="false"/>
      <style:text-properties officeooo:rsid="0221f771" officeooo:paragraph-rsid="0221f771"/>
    </style:style>
    <style:style style:name="P225" style:family="paragraph" style:parent-style-name="Standard" style:list-style-name="L16">
      <style:paragraph-properties fo:text-align="justify" style:justify-single-word="false"/>
      <style:text-properties officeooo:rsid="023ad649" officeooo:paragraph-rsid="023ad649"/>
    </style:style>
    <style:style style:name="P226" style:family="paragraph" style:parent-style-name="Standard" style:list-style-name="L16">
      <style:paragraph-properties fo:text-align="justify" style:justify-single-word="false"/>
      <style:text-properties officeooo:rsid="0228a497" officeooo:paragraph-rsid="024025c3"/>
    </style:style>
    <style:style style:name="P227" style:family="paragraph" style:parent-style-name="Standard" style:list-style-name="L16">
      <style:paragraph-properties fo:text-align="justify" style:justify-single-word="false"/>
      <style:text-properties officeooo:rsid="0233caf9" officeooo:paragraph-rsid="024025c3"/>
    </style:style>
    <style:style style:name="P228" style:family="paragraph" style:parent-style-name="Standard" style:list-style-name="L17">
      <style:paragraph-properties fo:text-align="justify" style:justify-single-word="false"/>
      <style:text-properties officeooo:rsid="0172632e" officeooo:paragraph-rsid="0172632e"/>
    </style:style>
    <style:style style:name="P229" style:family="paragraph" style:parent-style-name="Standard" style:list-style-name="L18">
      <style:paragraph-properties fo:text-align="justify" style:justify-single-word="false"/>
      <style:text-properties officeooo:rsid="01b45c6c" officeooo:paragraph-rsid="01b45c6c"/>
    </style:style>
    <style:style style:name="P230" style:family="paragraph" style:parent-style-name="Standard" style:list-style-name="L18">
      <style:paragraph-properties fo:text-align="justify" style:justify-single-word="false"/>
      <style:text-properties officeooo:rsid="017a3c54" officeooo:paragraph-rsid="017a3c54"/>
    </style:style>
    <style:style style:name="P231" style:family="paragraph" style:parent-style-name="Standard" style:list-style-name="L18">
      <style:paragraph-properties fo:text-align="justify" style:justify-single-word="false"/>
      <style:text-properties officeooo:rsid="01d7767c" officeooo:paragraph-rsid="01d7767c"/>
    </style:style>
    <style:style style:name="P232" style:family="paragraph" style:parent-style-name="Standard" style:list-style-name="L17">
      <style:paragraph-properties fo:text-align="justify" style:justify-single-word="false"/>
      <style:text-properties officeooo:rsid="015b8236" officeooo:paragraph-rsid="015c4bf6"/>
    </style:style>
    <style:style style:name="P233" style:family="paragraph" style:parent-style-name="Standard" style:list-style-name="L22">
      <style:paragraph-properties fo:text-align="justify" style:justify-single-word="false"/>
      <style:text-properties officeooo:rsid="011f3087" officeooo:paragraph-rsid="01643918"/>
    </style:style>
    <style:style style:name="P234" style:family="paragraph" style:parent-style-name="Standard" style:list-style-name="L21">
      <style:paragraph-properties fo:text-align="justify" style:justify-single-word="false"/>
      <style:text-properties officeooo:rsid="0115aec6" officeooo:paragraph-rsid="01643918"/>
    </style:style>
    <style:style style:name="P235" style:family="paragraph" style:parent-style-name="Standard" style:list-style-name="L23">
      <style:paragraph-properties fo:text-align="justify" style:justify-single-word="false"/>
      <style:text-properties officeooo:rsid="0115aec6" officeooo:paragraph-rsid="011890fa"/>
    </style:style>
    <style:style style:name="P236" style:family="paragraph" style:parent-style-name="Standard" style:list-style-name="L21">
      <style:paragraph-properties fo:text-align="justify" style:justify-single-word="false"/>
      <style:text-properties officeooo:rsid="011890fa" officeooo:paragraph-rsid="01662308"/>
    </style:style>
    <style:style style:name="P237" style:family="paragraph" style:parent-style-name="Standard" style:list-style-name="L21">
      <style:paragraph-properties fo:text-align="justify" style:justify-single-word="false"/>
      <style:text-properties officeooo:rsid="0152c090" officeooo:paragraph-rsid="01662308"/>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fo:font-weight="normal" officeooo:rsid="022a8773" style:font-weight-asian="normal" style:font-weight-complex="normal"/>
    </style:style>
    <style:style style:name="T38" style:family="text">
      <style:text-properties fo:font-weight="normal" officeooo:rsid="022aea9e" style:font-weight-asian="normal" style:font-weight-complex="normal"/>
    </style:style>
    <style:style style:name="T39" style:family="text">
      <style:text-properties fo:font-weight="normal" officeooo:rsid="022ce2a0" style:font-weight-asian="normal" style:font-weight-complex="normal"/>
    </style:style>
    <style:style style:name="T40" style:family="text">
      <style:text-properties fo:font-weight="normal" officeooo:rsid="0234d9f4" style:font-weight-asian="normal" style:font-weight-complex="normal"/>
    </style:style>
    <style:style style:name="T41" style:family="text">
      <style:text-properties fo:font-weight="normal" officeooo:rsid="023ba6cd" style:font-weight-asian="normal" style:font-weight-complex="normal"/>
    </style:style>
    <style:style style:name="T42" style:family="text">
      <style:text-properties fo:font-weight="normal" officeooo:rsid="023d9965" style:font-weight-asian="normal" style:font-weight-complex="normal"/>
    </style:style>
    <style:style style:name="T43" style:family="text">
      <style:text-properties officeooo:rsid="0092b2d3"/>
    </style:style>
    <style:style style:name="T44" style:family="text">
      <style:text-properties officeooo:rsid="01bdf5e4"/>
    </style:style>
    <style:style style:name="T45" style:family="text">
      <style:text-properties officeooo:rsid="01bf5a01"/>
    </style:style>
    <style:style style:name="T46" style:family="text">
      <style:text-properties officeooo:rsid="01cbe85f"/>
    </style:style>
    <style:style style:name="T47" style:family="text">
      <style:text-properties officeooo:rsid="01cdb2fb"/>
    </style:style>
    <style:style style:name="T48" style:family="text">
      <style:text-properties officeooo:rsid="01d5b3d2"/>
    </style:style>
    <style:style style:name="T49" style:family="text">
      <style:text-properties officeooo:rsid="01decd87"/>
    </style:style>
    <style:style style:name="T50" style:family="text">
      <style:text-properties officeooo:rsid="01e4b35c"/>
    </style:style>
    <style:style style:name="T51" style:family="text">
      <style:text-properties officeooo:rsid="01f2c2c9"/>
    </style:style>
    <style:style style:name="T52" style:family="text">
      <style:text-properties officeooo:rsid="02009eb9"/>
    </style:style>
    <style:style style:name="T53" style:family="text">
      <style:text-properties officeooo:rsid="0203b4ba"/>
    </style:style>
    <style:style style:name="T54" style:family="text">
      <style:text-properties officeooo:rsid="02066c31"/>
    </style:style>
    <style:style style:name="T55" style:family="text">
      <style:text-properties officeooo:rsid="020edda0"/>
    </style:style>
    <style:style style:name="T56" style:family="text">
      <style:text-properties officeooo:rsid="021ad716"/>
    </style:style>
    <style:style style:name="T57" style:family="text">
      <style:text-properties officeooo:rsid="024025c3"/>
    </style:style>
    <style:style style:name="T58" style:family="text">
      <style:text-properties officeooo:rsid="023d99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33"/>
      <text:p text:style-name="P33"/>
      <text:p text:style-name="P5">ESPECIFICACIONES <text:span text:style-name="T48">DEL PROYECTO</text:span></text:p>
      <text:list xml:id="list6241757317685855338" text:style-name="L1">
        <text:list-item>
          <text:p text:style-name="P41">Se necesita agregar un módulo que controle el inventario al programa ‘Saphiro - Punto de venta’</text:p>
        </text:list-item>
        <text:list-item>
          <text:p text:style-name="P42">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43">El programa de punto de venta debe funcionar cuando no haya internet</text:p>
        </text:list-item>
        <text:list-item>
          <text:p text:style-name="P44">Utilizar Odoo <text:span text:style-name="T45">para el control del inventario</text:span></text:p>
        </text:list-item>
      </text:list>
      <text:p text:style-name="P23"/>
      <text:p text:style-name="P36"/>
      <text:p text:style-name="P1">NOTAS JAVA</text:p>
      <text:p text:style-name="P1"/>
      <text:p text:style-name="P2">Notas generales</text:p>
      <text:list xml:id="list3601369461957598290" text:style-name="L2">
        <text:list-item>
          <text:p text:style-name="P45">El proyecto está hecho en NetBeans</text:p>
        </text:list-item>
        <text:list-item>
          <text:p text:style-name="P46">En <text:span text:style-name="T47">la carpeta ‘2017’</text:span> se guardan todos los archivos nuevos del proyecto</text:p>
        </text:list-item>
        <text:list-item>
          <text:p text:style-name="P47">Hay errores de acentuación y puntuación</text:p>
        </text:list-item>
        <text:list-item>
          <text:p text:style-name="P48">Hay una mezcla de inglés y español</text:p>
        </text:list-item>
        <text:list-item>
          <text:p text:style-name="P48">Los nombres de las variables dificultan entender para que sirven</text:p>
        </text:list-item>
        <text:list-item>
          <text:p text:style-name="P49">Hay funciones que se pueden mejorar</text:p>
        </text:list-item>
        <text:list-item>
          <text:p text:style-name="P49">Hay comentarios que no tienen relación con las funciones que intentan explicar</text:p>
        </text:list-item>
        <text:list-item>
          <text:p text:style-name="P49">Falta documentación en las funciones</text:p>
        </text:list-item>
        <text:list-item>
          <text:p text:style-name="P50">Hay funciones repetidas y otras que no se utilizan</text:p>
        </text:list-item>
        <text:list-item>
          <text:p text:style-name="P51">Hay varios archivos sin documentación y con nombres no descriptivos</text:p>
        </text:list-item>
        <text:list-item>
          <text:p text:style-name="P52">Las tablas de la base de datos se pueden mejorar</text:p>
        </text:list-item>
        <text:list-item>
          <text:p text:style-name="P53">Las contraseñas se guardan sin encriptación</text:p>
        </text:list-item>
        <text:list-item>
          <text:p text:style-name="P52">Las tablas tienen campos con nombres que se pueden cambiar</text:p>
        </text:list-item>
        <text:list-item>
          <text:p text:style-name="P54">Hay tablas que no se utilizan</text:p>
        </text:list-item>
        <text:list-item>
          <text:p text:style-name="P54">Hay tablas sin clave primaria</text:p>
        </text:list-item>
        <text:list-item>
          <text:p text:style-name="P54">Se puede mejorar la estructura de la base de datos, creando y eliminado algunas tablas y haciendo cambios en las relaciones entre estas</text:p>
        </text:list-item>
        <text:list-item>
          <text:p text:style-name="P55">Entre las mejoras que se pueden hacer a la base de datos está la eliminación de campos que se pueden calcular a partir de otros</text:p>
        </text:list-item>
      </text:list>
      <text:p text:style-name="P34"/>
      <text:p text:style-name="P37">29/11/17</text:p>
      <text:p text:style-name="P6">Probando el programa</text:p>
      <text:list xml:id="list827450479496806501" text:style-name="L3">
        <text:list-item>
          <text:p text:style-name="P117">La base de datos correcta es ‘respaldo’</text:p>
        </text:list-item>
        <text:list-item>
          <text:p text:style-name="P118">El botón ‘Intro’ en la calculadora debería funcionar siempre como ‘=’</text:p>
        </text:list-item>
        <text:list-item>
          <text:p text:style-name="P118">Hay un error en la cédula al agregar cliente en el módulo de ventas</text:p>
        </text:list-item>
        <text:list-item>
          <text:p text:style-name="P122">La ventana de agregar cliente no se activa al cancelar la venta</text:p>
        </text:list-item>
        <text:list-item>
          <text:p text:style-name="P124">Al agregar el cliente en la factura se debería cerrar la ventana y obtener los datos de una vez para hacer el proceso más rápido</text:p>
        </text:list-item>
        <text:list-item>
          <text:p text:style-name="P119">No veo la opción para cambiar el impuesto</text:p>
        </text:list-item>
      </text:list>
      <text:p text:style-name="P35"><text:soft-page-break/></text:p>
      <text:p text:style-name="P38">30/11/17</text:p>
      <text:p text:style-name="P7">Probando el programa</text:p>
      <text:list xml:id="list5688321831054834737" text:style-name="L4">
        <text:list-item>
          <text:p text:style-name="P120">Todas las facturas se guardan aunque se cancelen, y quedan en blanco</text:p>
        </text:list-item>
        <text:list-item>
          <text:p text:style-name="P127">Los botones en el menú vertical de la ventana ‘Administración de módulos’ no están centrados</text:p>
        </text:list-item>
        <text:list-item>
          <text:p text:style-name="P123">La función de salir de la ventana agregar producto en ventas no se activa con la tecla ‘ESC’</text:p>
        </text:list-item>
        <text:list-item>
          <text:p text:style-name="P128">Se puede modificar el ‘precio base’ al darle click en la ventana ventas, se deberia poder modificar la cantidad</text:p>
        </text:list-item>
        <text:list-item>
          <text:p text:style-name="P129">El valor del impuesto se agrega manualmente a cada producto, se podría agregar tipos de productos que manejen distintos impuestos</text:p>
        </text:list-item>
      </text:list>
      <text:list xml:id="list4442533545742849512" text:style-name="L5">
        <text:list-item>
          <text:p text:style-name="P130">La tabla ‘cierre_caja’ no tiene clave primaria</text:p>
        </text:list-item>
        <text:list-item>
          <text:p text:style-name="P131">En la tabla ‘cierre_caja’ el campo de empleado debería ser un id</text:p>
        </text:list-item>
        <text:list-item>
          <text:p text:style-name="P132">Cambiar CI/RIF por identificación y tipo de identificación</text:p>
        </text:list-item>
        <text:list-item>
          <text:p text:style-name="P133">Se desactivaron las ventanas de caja y ventas al abrir la ventana de totalizar la compra, no se vuelven a activar</text:p>
        </text:list-item>
        <text:list-item>
          <text:p text:style-name="P134">La contraseña aparece como ‘Password’, hay que traducir</text:p>
        </text:list-item>
        <text:list-item>
          <text:p text:style-name="P135">Los cargos aparecen con el id, se debería mostrar el nombre</text:p>
        </text:list-item>
        <text:list-item>
          <text:p text:style-name="P121">‘<text:span text:style-name="T4">Departamento</text:span>’ <text:span text:style-name="T4">en empleado debería ser una tabla</text:span></text:p>
        </text:list-item>
        <text:list-item>
          <text:p text:style-name="P136">Al modificar empleado muestra una ventana de confirmación, se debería eliminar; tambíen en la misma ventana se deberían mostrar todos los datos actuales del empleado (solo muestra cédula y cargo)</text:p>
        </text:list-item>
        <text:list-item>
          <text:p text:style-name="P137">El campo ‘Teléfono’ en la ventana de registro de empleado solo permite hasta 4 caracteres</text:p>
        </text:list-item>
        <text:list-item>
          <text:p text:style-name="P138">El campo ‘Password’<text:span text:style-name="T5">en la ventana de registro de empleado</text:span> muestra la contraseña al escribirla</text:p>
        </text:list-item>
        <text:list-item>
          <text:p text:style-name="P139">Al agregar un empleado la tabla se modifica pero no se actualiza la ventana de empleados;</text:p>
        </text:list-item>
        <text:list-item>
          <text:p text:style-name="P140">también sucede que ‘departamento’ en la tabla se guarda con el valor de password</text:p>
        </text:list-item>
        <text:list-item>
          <text:p text:style-name="P141">Las contraseñas no están encriptadas</text:p>
        </text:list-item>
        <text:list-item>
          <text:p text:style-name="P142">Se deberían utilizar expresiones regulares para verificar los valores que se ingresan en los formularios</text:p>
        </text:list-item>
        <text:list-item>
          <text:p text:style-name="P143">No hay función para agregar bancos</text:p>
        </text:list-item>
        <text:list-item>
          <text:p text:style-name="P143">La nacionalidad debería ser una tabla de tipo de identificación</text:p>
        </text:list-item>
        <text:list-item>
          <text:p text:style-name="P143">La cédula debería ser identificación</text:p>
        </text:list-item>
        <text:list-item>
          <text:p text:style-name="P144">La tabla ‘empresa’ no tiene clave primaria</text:p>
        </text:list-item>
        <text:list-item>
          <text:p text:style-name="P145">Se debería crear una tabla persona</text:p>
        </text:list-item>
        <text:list-item>
          <text:p text:style-name="P146">El código tiene funciones en inglés y español, mejor sería un solo idioma</text:p>
        </text:list-item>
        <text:list-item>
          <text:p text:style-name="P147">Mezcla de inglés y español en las ventanas</text:p>
        </text:list-item>
        <text:list-item>
          <text:p text:style-name="P148">Al ejecutar la función ‘ejecutarSelect’ en el archivo ‘PostgreSQL.java’ el error que muestra si falla no es el correcto.</text:p>
        </text:list-item>
        <text:list-item>
          <text:p text:style-name="P149">El cajero no cambia</text:p>
        </text:list-item>
        <text:list-item>
          <text:p text:style-name="P150">La factura que se imprime no está centrada</text:p>
        </text:list-item>
        <text:list-item>
          <text:p text:style-name="P151">Se muestran inconsistencias en el diseño de la factura</text:p>
        </text:list-item>
        <text:list-item>
          <text:p text:style-name="P152">Hay errores de puntuación y acentuación</text:p>
        </text:list-item>
        <text:list-item>
          <text:p text:style-name="P153">La moneda debería ser una tabla</text:p>
        </text:list-item>
        <text:list-item>
          <text:p text:style-name="P154">La tabla ‘tipo_moneda’ debería llamarse ‘tipo_pago’</text:p>
        </text:list-item>
        <text:list-item>
          <text:p text:style-name="P155">Hay nombres de campos en las tablas que podrían cambiarse para que tengan más sentido</text:p>
        </text:list-item>
        <text:list-item>
          <text:p text:style-name="P156">Buscar donde se usa la tabla ‘usuario_sistema’</text:p>
        </text:list-item>
        <text:list-item>
          <text:p text:style-name="P157">El programa no termina cuando se cierra la ventana de login</text:p>
        </text:list-item>
        <text:list-item>
          <text:p text:style-name="P158"><text:soft-page-break/>En la ventana de login los botones no están centrados</text:p>
        </text:list-item>
        <text:list-item>
          <text:p text:style-name="P159">El botón ‘.’ del numpad no funciona en la calculadora</text:p>
        </text:list-item>
        <text:list-item>
          <text:p text:style-name="P160">Los mismo errores al administrar empleados suceden al administrar clientes</text:p>
        </text:list-item>
        <text:list-item>
          <text:p text:style-name="P161">No se utiliza el campo ‘vendedor_id’ de la tabla ‘venta’</text:p>
        </text:list-item>
        <text:list-item>
          <text:p text:style-name="P162">Ver para que sirven los esquemas <text:s/>‘public’ y ‘stpvadmin’</text:p>
        </text:list-item>
        <text:list-item>
          <text:p text:style-name="P163">Ver para que sirven las tablas ‘telefono’ y ‘stpvadmin_grupo’</text:p>
        </text:list-item>
        <text:list-item>
          <text:p text:style-name="P164">No veo la tabla para bancos</text:p>
        </text:list-item>
        <text:list-item>
          <text:p text:style-name="P165">Los bancos se agregan manualmente en ‘Pago.java’</text:p>
        </text:list-item>
      </text:list>
      <text:p text:style-name="P35"/>
      <text:p text:style-name="P32">01/12/17</text:p>
      <text:p text:style-name="P6"><text:span text:style-name="T6">Estudiando</text:span> el código</text:p>
      <text:list xml:id="list2189107416964466767" text:style-name="L6">
        <text:list-item>
          <text:p text:style-name="P166">La función ‘getMac’ del archivo ‘KeySaphiro.java’ da error, la variable network es null; puede ser porque falta conectar algo</text:p>
        </text:list-item>
        <text:list-item>
          <text:p text:style-name="P166">Hay ‘import’ no utilizados</text:p>
        </text:list-item>
        <text:list-item>
          <text:p text:style-name="P167">Ver que hace la función ‘isCellEditable’ en el archivo ‘ArrayListTableModel’</text:p>
        </text:list-item>
        <text:list-item>
          <text:p text:style-name="P168">Ver que hace ‘TableCellListener’</text:p>
        </text:list-item>
        <text:list-item>
          <text:p text:style-name="P169">En el archivo ‘TipoMonedaTableModel.java’ hay un error en el nombre de la variable ‘Colunmas’</text:p>
        </text:list-item>
        <text:list-item>
          <text:p text:style-name="P170">Hay comentarios que se podrían eliminar</text:p>
        </text:list-item>
        <text:list-item>
          <text:p text:style-name="P171">El código no está bien organizado</text:p>
        </text:list-item>
        <text:list-item>
          <text:p text:style-name="P172">Ver que hacen las funciones de los botones en la calculadora</text:p>
        </text:list-item>
        <text:list-item>
          <text:p text:style-name="P173">Cambiar nombres de las variables de la calculadora para que sea más fácil de entender el código</text:p>
        </text:list-item>
        <text:list-item>
          <text:p text:style-name="P174">En el archivo ‘ObjetoBaseDatos.java’ hay un error en el nombre de la función ‘ejecutarManipulacionDeDatosSimpple’</text:p>
        </text:list-item>
        <text:list-item>
          <text:p text:style-name="P175">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176">En el archivo ‘ObjetoBaseDatos.java’ hay una función ‘ingresoEmp’ <text:s/>que inserta datos de una empresa, el nombre se debería cambiar ya que puede confundir al tener también ‘Empleado’ que se podría entender con ‘Emp’</text:p>
        </text:list-item>
        <text:list-item>
          <text:p text:style-name="P177">Revisar el código de la función ‘autenticarUsuario’ en el archivo ‘ObjetoBaseDatos.java’</text:p>
        </text:list-item>
        <text:list-item>
          <text:p text:style-name="P178">El comentario de la función ‘autenticarEmpleado’ en el archivo ‘ObjetoBaseDatos.java’ dice que funciona con encriptación, lo cual no hace</text:p>
        </text:list-item>
        <text:list-item>
          <text:p text:style-name="P179">Hay dos funciones ‘autenticarEmpleado’ y ‘autenticarEmpleado2’ en el archivo ‘ObjetoBaseDatos.java’, revisar cual es la que se está utilizando</text:p>
        </text:list-item>
        <text:list-item>
          <text:p text:style-name="P180">Revisar código de la función ‘autsupervisor’ en el archivo ‘ObjetoBaseDatos.java’; cambiar nombre</text:p>
        </text:list-item>
        <text:list-item>
          <text:p text:style-name="P181">Se podría crear una función para construir un sqlQuery dados unos parámetros y así reducir líneas de código y facilitar la programación</text:p>
        </text:list-item>
        <text:list-item>
          <text:p text:style-name="P182">El comentario de la función ‘actualizarClienteAdmin’ en el archivo ‘ObjetoBaseDatos.java’ no es para esta</text:p>
        </text:list-item>
        <text:list-item>
          <text:p text:style-name="P183">La función ‘getEstadoCaja’ en el archivo ‘ObjetoBaseDatos.java’ tendría más sentido como ‘estaAbierta’ o ‘cajaAbierta’ ya que lo que regresa es un boolean</text:p>
        </text:list-item>
        <text:list-item>
          <text:p text:style-name="P184">Revisar código de la función ‘getIdEstadoCaja’ en el archivo ‘ObjetoBaseDatos.java’; su comentario tiene errores</text:p>
        </text:list-item>
        <text:list-item>
          <text:p text:style-name="P185"><text:soft-page-break/>Revisar código de la función ‘getMapCaja’ en el archivo ‘ObjetoBaseDatos.java’, buscar si el query se puede mejorar; revisar también ‘getMapCliente’</text:p>
        </text:list-item>
        <text:list-item>
          <text:p text:style-name="P186">Ver comentario de la función ‘getMapProducto’ en el archivo ‘ObjetoBaseDatos.java’, revisar código</text:p>
        </text:list-item>
        <text:list-item>
          <text:p text:style-name="P187">Buscar para que sirven ‘ON’, ‘LIMIT’, ‘JOIN’ <text:s/>y ‘VALUES’ en el query</text:p>
        </text:list-item>
        <text:list-item>
          <text:p text:style-name="P188">Hay funciones sin documentación</text:p>
        </text:list-item>
        <text:list-item>
          <text:p text:style-name="P189">Hay funciones a las que se les debería cambiar el nombre</text:p>
        </text:list-item>
        <text:list-item>
          <text:p text:style-name="P190">La<text:span text:style-name="T7"> tabla ‘pago’ tiene un campo ‘tipopago’ que debería ser una tabla</text:span></text:p>
        </text:list-item>
        <text:list-item>
          <text:p text:style-name="P192">Cambiar nombre de la función ‘montoscorte’ en el archivo ‘ObjetoBaseDatos.java’</text:p>
        </text:list-item>
        <text:list-item>
          <text:p text:style-name="P193">Revisar como funciona el límite de ventas por persona</text:p>
        </text:list-item>
        <text:list-item>
          <text:p text:style-name="P194">Revisar comentario de la función ‘descontarCantidad’ en el archivo ‘ObjetoBaseDatos.java’</text:p>
        </text:list-item>
        <text:list-item>
          <text:p text:style-name="P195">Revisar función ‘contarCantidad’ en el archivo ‘ObjetoBaseDatos.java’</text:p>
        </text:list-item>
        <text:list-item>
          <text:p text:style-name="P196">Ver para que sirve la tabla ‘desglose_caja’</text:p>
        </text:list-item>
        <text:list-item>
          <text:p text:style-name="P197">Hay dos funciones ‘incluirProductoEnVenta’ en el archivo ‘ObjetoBaseDatos.java’</text:p>
        </text:list-item>
        <text:list-item>
          <text:p text:style-name="P198">Revisar comentario de la función ‘setExcendenteFaltanteCaja’ en el archivo ‘ObjetoBaseDatos.java’</text:p>
        </text:list-item>
        <text:list-item>
          <text:p text:style-name="P199">No se está utilizando la función ‘setEmpleadoCaja’ del archivo ‘ObjetoBaseDatos.java’</text:p>
        </text:list-item>
        <text:list-item>
          <text:p text:style-name="P200">El uso de ‘this.getConexion’ en el archivo ‘PostgreSQL.java’ se puede cambiar por ‘this.conexion’, también se puede cambiar ‘this.setEstado’ por ‘this.estado =’</text:p>
        </text:list-item>
        <text:list-item>
          <text:p text:style-name="P201">Ver para que sirve la excepción ‘XSQLException’ del archivo ‘PostgreSQL.java’</text:p>
        </text:list-item>
        <text:list-item>
          <text:p text:style-name="P202">Ver para que sirve ‘FacturaBean.java’</text:p>
        </text:list-item>
        <text:list-item>
          <text:p text:style-name="P203">Ver para que sirve ‘this.finalize’ en el constructor la clase ‘ModeloCliente’</text:p>
        </text:list-item>
        <text:list-item>
          <text:p text:style-name="P204">Revisar función ‘getSexo’ del archivo ‘ModeloCliente.java’</text:p>
        </text:list-item>
        <text:list-item>
          <text:p text:style-name="P205">Error en el nombre de la función ‘gerarCodigoFactura’ en el archivo ‘ModeloFactura.java’</text:p>
        </text:list-item>
        <text:list-item>
          <text:p text:style-name="P206">En el archivo ‘ModeloProducto.java’ hay un constructor que no se utiliza</text:p>
        </text:list-item>
        <text:list-item>
          <text:p text:style-name="P207">Revisar nombres de variables en el archivo ‘Reporte2.java’ y también en ‘Reporte3.java’</text:p>
        </text:list-item>
        <text:list-item>
          <text:p text:style-name="P191">Revisar ‘reporte1.java’</text:p>
        </text:list-item>
        <text:list-item>
          <text:p text:style-name="P191">Buscar para que sirve cada archivo de reporte</text:p>
        </text:list-item>
        <text:list-item>
          <text:p text:style-name="P191">Probar si funciona el sonido ‘beep’</text:p>
        </text:list-item>
        <text:list-item>
          <text:p text:style-name="P191">Revisar para que funcionan las utilidades</text:p>
        </text:list-item>
        <text:list-item>
          <text:p text:style-name="P191">Cambiar ventana ‘Ayuda’</text:p>
        </text:list-item>
        <text:list-item>
          <text:p text:style-name="P191">Hay dos archivos de calculadora</text:p>
        </text:list-item>
        <text:list-item>
          <text:p text:style-name="P191">Ver que es ‘Total físico’ en la ventana ‘Cierre_caja’</text:p>
        </text:list-item>
        <text:list-item>
          <text:p text:style-name="P191">El atajo ‘ALT+Q’ para salir de una ventana, se debería cambiar porque es complicado</text:p>
        </text:list-item>
        <text:list-item>
          <text:p text:style-name="P191">Ver que hacen los archivos de la carpeta ‘deprecated’</text:p>
        </text:list-item>
      </text:list>
      <text:p text:style-name="P24"/>
      <text:p text:style-name="P25">04/12/2017</text:p>
      <text:p text:style-name="P11">Estudiando tablas</text:p>
      <text:list xml:id="list6192704390722116292" text:style-name="L7">
        <text:list-item>
          <text:p text:style-name="P208"><text:span text:style-name="T17">T</text:span><text:span text:style-name="T13">ablas </text:span><text:span text:style-name="T25">mencionadas</text:span><text:span text:style-name="T13"> en el archivo ‘ObjetoBaseDatos.java’:</text:span></text:p>
          <text:list>
            <text:list-item>
              <text:p text:style-name="P56">stpv.cliente</text:p>
            </text:list-item>
            <text:list-item>
              <text:p text:style-name="P56">stpv.empleado</text:p>
            </text:list-item>
            <text:list-item>
              <text:p text:style-name="P56">stpv.empresa</text:p>
            </text:list-item>
            <text:list-item>
              <text:p text:style-name="P56">stpv.usuario*</text:p>
            </text:list-item>
            <text:list-item>
              <text:p text:style-name="P56">stpv.cliente</text:p>
            </text:list-item>
            <text:list-item>
              <text:p text:style-name="P57">stpv.estado_caja</text:p>
            </text:list-item>
            <text:list-item>
              <text:p text:style-name="P58"><text:soft-page-break/>stpv.venta</text:p>
            </text:list-item>
            <text:list-item>
              <text:p text:style-name="P58">stpv.moneda</text:p>
            </text:list-item>
            <text:list-item>
              <text:p text:style-name="P59">inventario.producto</text:p>
            </text:list-item>
            <text:list-item>
              <text:p text:style-name="P58">stpv.venta_producto</text:p>
            </text:list-item>
            <text:list-item>
              <text:p text:style-name="P60">stpv.tipo_moneda</text:p>
            </text:list-item>
            <text:list-item>
              <text:p text:style-name="P61">stpv.corte_caja</text:p>
            </text:list-item>
            <text:list-item>
              <text:p text:style-name="P61">stpv.caja</text:p>
            </text:list-item>
            <text:list-item>
              <text:p text:style-name="P61">stpv.cargo</text:p>
            </text:list-item>
            <text:list-item>
              <text:p text:style-name="P61">stpv.estado_venta</text:p>
            </text:list-item>
            <text:list-item>
              <text:p text:style-name="P62">stpv.venta_pago*</text:p>
            </text:list-item>
            <text:list-item>
              <text:p text:style-name="P62">stpv.pago</text:p>
            </text:list-item>
            <text:list-item>
              <text:p text:style-name="P63">stpv.telefono*</text:p>
            </text:list-item>
            <text:list-item>
              <text:p text:style-name="P63">stpv.cliente_telefono*</text:p>
            </text:list-item>
            <text:list-item>
              <text:p text:style-name="P63">stpv.desglose_caja</text:p>
            </text:list-item>
            <text:list-item>
              <text:p text:style-name="P63">stpv.desglose_caja_cierre*</text:p>
            </text:list-item>
          </text:list>
        </text:list-item>
      </text:list>
      <text:p text:style-name="P39"><text:span text:style-name="T13"><text:s text:c="12"/>* </text:span><text:span text:style-name="T19">No aparece en la base de datos o aparece pero no se utiliza</text:span></text:p>
      <text:list xml:id="list1802802199049663751" text:style-name="L8">
        <text:list-item>
          <text:p text:style-name="P209"><text:span text:style-name="T13">Se </text:span><text:span text:style-name="T18">borraron los esquemas en </text:span><text:span text:style-name="T28">la base de datos</text:span><text:span text:style-name="T18"> no relacionados con ‘inventario’ y ‘stpv’ <text:s/></text:span></text:p>
        </text:list-item>
        <text:list-item>
          <text:p text:style-name="P210"><text:span text:style-name="T18">F</text:span><text:span text:style-name="T13">altan borrar las tablas creadas con Django, las cuales tienen relación con tablas no utilizadas del esquema ‘inventario’</text:span></text:p>
        </text:list-item>
        <text:list-item>
          <text:p text:style-name="P211"><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212"><text:span text:style-name="T21">E</text:span><text:span text:style-name="T13">l campo ‘responsable_id’ de la tabla ‘cargos_descargos’ del esquema ‘inventario’ está relacionado con la tabla ‘empleado’ del esquema ‘stpv’</text:span></text:p>
        </text:list-item>
        <text:list-item>
          <text:p text:style-name="P64">El campo ‘usuario_id’ de la tabla ‘cargos_descargos’ del esquema ‘inventario’ está relacionado con la tabla ‘auth_user’ del esquema ‘stpv’, la cual es generada por Django</text:p>
        </text:list-item>
        <text:list-item>
          <text:p text:style-name="P65"><text:bookmark-start text:name="__DdeLink__798_492576318"/>El campo ‘almacen_producto_id’ de la tabla ‘cargos_descargos’ del esquema ‘inventario’ no está definido como clave foránea <text:bookmark-end text:name="__DdeLink__798_492576318"/></text:p>
        </text:list-item>
        <text:list-item>
          <text:p text:style-name="P65">La clave primaria de la tabla ‘cargos_descargos’ del esquema ‘inventario’ no es el primer campo de esta</text:p>
        </text:list-item>
        <text:list-item>
          <text:p text:style-name="P65">Se pueden mejorar los nombres de los campo de la tabla ‘producto’ del esquema ‘inventario’</text:p>
        </text:list-item>
        <text:list-item>
          <text:p text:style-name="P66">Revisar la función del campo ‘cantidad’ de la tabla ‘producto’ y de ‘cantidad_existencia’ de la tabla ‘almacen’ </text:p>
        </text:list-item>
        <text:list-item>
          <text:p text:style-name="P67">La tabla ‘compra_almacen_producto’ del esquema ‘inventario’ no tiene clave primaria</text:p>
        </text:list-item>
        <text:list-item>
          <text:p text:style-name="P213"><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213"><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68">La tabla ‘categoría’ del esquema ‘inventario’ no tiene ninguna relación</text:p>
        </text:list-item>
        <text:list-item>
          <text:p text:style-name="P214"><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69">Eliminada la tabla ‘django_session’ del esquema ‘stpv’</text:p>
        </text:list-item>
        <text:list-item>
          <text:p text:style-name="P215"><text:span text:style-name="T13">Eliminada la tabla ‘django_</text:span><text:span text:style-name="T26">admin_log</text:span><text:span text:style-name="T13">’ del esquema ‘stpv’</text:span></text:p>
        </text:list-item>
        <text:list-item>
          <text:p text:style-name="P70">Eliminada la tabla ‘auth_group_permissions’ del esquema ‘stpv’</text:p>
        </text:list-item>
        <text:list-item>
          <text:p text:style-name="P71">Eliminada la tabla ‘auth_permission’ del esquema ‘stpv’</text:p>
        </text:list-item>
        <text:list-item>
          <text:p text:style-name="P71">Eliminada la tabla ‘auth_user_groups’ del esquema ‘stpv’</text:p>
        </text:list-item>
        <text:list-item>
          <text:p text:style-name="P216"><text:soft-page-break/><text:span text:style-name="T13">Eliminada la tabla ‘</text:span><text:span text:style-name="T27">auth_group</text:span><text:span text:style-name="T13">’ del esquema ‘stpv’</text:span></text:p>
        </text:list-item>
        <text:list-item>
          <text:p text:style-name="P216"><text:span text:style-name="T13">Eliminada la tabla ‘</text:span><text:span text:style-name="T27">django_content_type</text:span><text:span text:style-name="T13">’ del esquema ‘stpv’</text:span></text:p>
        </text:list-item>
        <text:list-item>
          <text:p text:style-name="P72">Eliminada la tabla ‘stpvadmin_grupo’ del esquema ‘stpv’</text:p>
          <text:p text:style-name="P72"/>
        </text:list-item>
      </text:list>
      <text:p text:style-name="P26">05/12/17</text:p>
      <text:p text:style-name="P12">Estudiando la base de datos</text:p>
      <text:list xml:id="list4780900230641145156" text:style-name="L9">
        <text:list-item>
          <text:p text:style-name="P73">No hay función para crear la base de datos en caso de que no exista</text:p>
        </text:list-item>
        <text:list-item>
          <text:p text:style-name="P74">El campo ‘departamento’ de la tabla ‘empleado’ debería ser un id</text:p>
        </text:list-item>
      </text:list>
      <text:p text:style-name="P13">Estudiando código</text:p>
      <text:list xml:id="list2714190245124661246" text:style-name="L10">
        <text:list-item>
          <text:p text:style-name="P75">Buscar diferencia ‘MouseClicked’ y ‘ActionPerformed’</text:p>
        </text:list-item>
        <text:list-item>
          <text:p text:style-name="P76">Hay varios archivos que contienen cada uno una variable ‘redondeo’ con el mismo valor, esta debería ser una constante que se guarde en un solo archivo</text:p>
        </text:list-item>
      </text:list>
      <text:p text:style-name="P8"/>
      <text:p text:style-name="P27">06/12/17</text:p>
      <text:p text:style-name="P14">Estudiando la ventana ‘Login’</text:p>
      <text:list xml:id="list8732383087644231111" text:style-name="L11">
        <text:list-item>
          <text:p text:style-name="P77">Se eliminaron los eventos ‘mouseClicked’ y ‘keyPressed’ de <text:span text:style-name="T49">los botones de la ventana </text:span></text:p>
        </text:list-item>
        <text:list-item>
          <text:p text:style-name="P78">Ver que significa ‘SINAMC’ en el título del diálogo de salir en la ventana</text:p>
        </text:list-item>
        <text:list-item>
          <text:p text:style-name="P79">Hay dos funciones ‘ingresarSistema’ una en <text:s/>la ventana ‘Login’ y la otra en la ventana ‘bloqueo2’, revisar si puede utilizar una sola</text:p>
        </text:list-item>
        <text:list-item>
          <text:p text:style-name="P217"><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223"><text:span text:style-name="T29">S</text:span><text:span text:style-name="T13">e cambió la propiedad ‘resizable’ a ‘false’, </text:span><text:span text:style-name="T31">ahora la ventana no se puede cambiar de tamaño con el mouse</text:span></text:p>
        </text:list-item>
        <text:list-item>
          <text:p text:style-name="P80">Se eliminaron las variables ‘contrasena’, <text:s/>‘vali’ <text:span text:style-name="T50">y ‘txtNombreUsuario’</text:span></text:p>
        </text:list-item>
        <text:list-item>
          <text:p text:style-name="P81">Se podría agregar un mensaje que indique cuando hay un error en los datos ingresados</text:p>
        </text:list-item>
      </text:list>
      <text:p text:style-name="P16">Estudiando la ventana ‘Caja’</text:p>
      <text:list xml:id="list4020304897752524986" text:style-name="L12">
        <text:list-item>
          <text:p text:style-name="P82">El botón ‘btnFlujoCaja’ no se está utilizando, <text:span text:style-name="T53">falta terminar las funciones para mostrar el flujo de caja</text:span></text:p>
        </text:list-item>
        <text:list-item>
          <text:p text:style-name="P83">Se eliminó la función ‘abrirVentanaLogIn’</text:p>
        </text:list-item>
        <text:list-item>
          <text:p text:style-name="P84">Se eliminó la variable ‘LogIn’</text:p>
        </text:list-item>
        <text:list-item>
          <text:p text:style-name="P85">Se eliminó la función ‘formInternalFrameClosing’</text:p>
        </text:list-item>
        <text:list-item>
          <text:p text:style-name="P86">Se <text:span text:style-name="T52">eliminó</text:span> la función ‘txtFiltroKeyPressed’</text:p>
        </text:list-item>
        <text:list-item>
          <text:p text:style-name="P87">Se renombró la variable ‘corteCaja’ a ‘<text:span text:style-name="T54">ventanaCorte</text:span>’</text:p>
        </text:list-item>
        <text:list-item>
          <text:p text:style-name="P88">Se renombró la variable ‘<text:span text:style-name="T54">cierre</text:span>’ a ‘<text:span text:style-name="T54">ventanaCierre</text:span>’</text:p>
        </text:list-item>
        <text:list-item>
          <text:p text:style-name="P89">Se modificó la función ‘abrirVentanaCorteCaja’ para que muestre un error cuando se intente abrir y ya esté abierta</text:p>
        </text:list-item>
        <text:list-item>
          <text:p text:style-name="P90"><text:span text:style-name="T55">Se cambió el </text:span>nombre de <text:span text:style-name="T55">la </text:span>clase ‘Cierre_Caja’ <text:span text:style-name="T55">a ‘CierreCaja’</text:span></text:p>
        </text:list-item>
        <text:list-item>
          <text:p text:style-name="P91">Revisar la función para imprimir factura</text:p>
        </text:list-item>
        <text:list-item>
          <text:p text:style-name="P92">Revisar diálogo de error en la función ‘abrirVentanaCorteCaja’</text:p>
        </text:list-item>
        <text:list-item>
          <text:p text:style-name="P93">Revisar la función ‘setEstadoCaja’</text:p>
        </text:list-item>
      </text:list>
      <text:p text:style-name="P15">Otros</text:p>
      <text:list xml:id="list4606698556096329168" text:style-name="L13">
        <text:list-item>
          <text:p text:style-name="P94">Se eliminó la función ‘main’ de la ventana ‘Acerca’ <text:span text:style-name="T51">y de la ventana ‘Ayuda’</text:span></text:p>
        </text:list-item>
        <text:list-item>
          <text:p text:style-name="P95">No veo las funciones para el scanner</text:p>
        </text:list-item>
        <text:list-item>
          <text:p text:style-name="P96">En la ventana de agregar productos en el módulo de ventas hay que cambiar el filtro para que no distinga entre letras mayúsculas y minúsculas</text:p>
        </text:list-item>
      </text:list>
      <text:p text:style-name="P28"/>
      <text:p text:style-name="P29"><text:soft-page-break/>07/12/17</text:p>
      <text:p text:style-name="P18">Consideraciones para el diseño de la base de datos</text:p>
      <text:list xml:id="list7618489080361252202" text:style-name="L14">
        <text:list-item>
          <text:p text:style-name="P97">Se necesitan proveedores, <text:span text:style-name="T56">estos son empresas</text:span></text:p>
        </text:list-item>
        <text:list-item>
          <text:p text:style-name="P98">Se necesita una tabla donde se guarde el precio de los productos con su fecha</text:p>
        </text:list-item>
        <text:list-item>
          <text:p text:style-name="P99">Se necesita una tabla donde se guarde el impuesto con su fecha</text:p>
        </text:list-item>
        <text:list-item>
          <text:p text:style-name="P218"><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100">Se necesita una tabla para los impuestos (Revisar)</text:p>
        </text:list-item>
        <text:list-item>
          <text:p text:style-name="P101">En los lotes:</text:p>
          <text:list>
            <text:list-item>
              <text:p text:style-name="P224"><text:span text:style-name="T36">E</text:span><text:span text:style-name="T13">l lote tiene un código </text:span></text:p>
            </text:list-item>
            <text:list-item>
              <text:p text:style-name="P101">Cada lote puede tener varios productos</text:p>
            </text:list-item>
            <text:list-item>
              <text:p text:style-name="P101">Cada lote puede tener varios proveedores</text:p>
            </text:list-item>
          </text:list>
        </text:list-item>
        <text:list-item>
          <text:p text:style-name="P102">Se necesitan almacenes</text:p>
        </text:list-item>
        <text:list-item>
          <text:p text:style-name="P102">Los productos se deben poder vender por peso</text:p>
        </text:list-item>
      </text:list>
      <text:p text:style-name="P17">Otros</text:p>
      <text:list xml:id="list2200004687308806288" text:style-name="L15">
        <text:list-item>
          <text:p text:style-name="P103">El lector de código de barras funciona</text:p>
        </text:list-item>
        <text:list-item>
          <text:p text:style-name="P104">Intentamos probar la impresora, la computadora la reconoce pero no imprime</text:p>
        </text:list-item>
      </text:list>
      <text:p text:style-name="P29"/>
      <text:p text:style-name="P31">08/12/1<text:span text:style-name="T57">7</text:span></text:p>
      <text:p text:style-name="P19">Consideraciones para el diseño de la base de datos</text:p>
      <text:list xml:id="list8566416357416222854" text:style-name="L16">
        <text:list-item>
          <text:p text:style-name="P225"><text:span text:style-name="T13">Al lote hay que agregarle la fecha en la que ingresó al inventario </text:span><text:span text:style-name="T41">y la fecha </text:span><text:span text:style-name="T42">de fabricación</text:span></text:p>
        </text:list-item>
      </text:list>
      <text:p text:style-name="P20">Otros</text:p>
      <text:list xml:id="list144128566830752" text:continue-numbering="true" text:style-name="L16">
        <text:list-item>
          <text:p text:style-name="P105">Conseguimos el driver para la impresora, ya funciona</text:p>
        </text:list-item>
        <text:list-item>
          <text:p text:style-name="P105">Al ver la factura que se imprimió se encontraron varios errores:</text:p>
          <text:list>
            <text:list-item>
              <text:p text:style-name="P105">Al total no se le está sumando el porcentaje de iva</text:p>
            </text:list-item>
            <text:list-item>
              <text:p text:style-name="P226"><text:span text:style-name="T13">‘</text:span><text:span text:style-name="T37">Base </text:span><text:span text:style-name="T38">Imp</text:span><text:span text:style-name="T37">.</text:span><text:span text:style-name="T13">’ </text:span><text:span text:style-name="T37">debería aparecer como ‘BI </text:span><text:span text:style-name="T39">(iva)</text:span><text:span text:style-name="T37">’</text:span></text:p>
            </text:list-item>
          </text:list>
        </text:list-item>
        <text:list-item>
          <text:p text:style-name="P227"><text:span text:style-name="T40">Lista de </text:span><text:span text:style-name="T13">sistemas </text:span><text:span text:style-name="T40">con</text:span><text:span text:style-name="T13"> inventario </text:span><text:span text:style-name="T40">para estudiar:</text:span></text:p>
          <text:list>
            <text:list-item>
              <text:p text:style-name="P106">Saint</text:p>
            </text:list-item>
            <text:list-item>
              <text:p text:style-name="P106">A2</text:p>
            </text:list-item>
            <text:list-item>
              <text:p text:style-name="P106">Odoo</text:p>
            </text:list-item>
            <text:list-item>
              <text:p text:style-name="P106">Oscar</text:p>
            </text:list-item>
            <text:list-item>
              <text:p text:style-name="P107">Apache OfBiz</text:p>
            </text:list-item>
          </text:list>
        </text:list-item>
        <text:list-item>
          <text:p text:style-name="P108"><text:span text:style-name="T58">O</text:span>tro módulo que falta agregarle a la aplicación es la ventana donde los clientes pueden hacer consultas sobre los productos</text:p>
        </text:list-item>
        <text:list-item>
          <text:p text:style-name="P109">Falta el control de los permisos de usuarios</text:p>
        </text:list-item>
        <text:list-item>
          <text:p text:style-name="P110">Se instaló A2</text:p>
        </text:list-item>
        <text:list-item>
          <text:p text:style-name="P111">Se intentó instalar Saint</text:p>
        </text:list-item>
      </text:list>
      <text:p text:style-name="P30"/>
      <text:p text:style-name="P30"/>
      <text:p text:style-name="P8">TAREAS <text:span text:style-name="T9">JAVA</text:span></text:p>
      <text:list xml:id="list3598937093030284259" text:style-name="L17">
        <text:list-item>
          <text:p text:style-name="P125"><text:s/>Corregir errores</text:p>
          <text:list>
            <text:list-item>
              <text:p text:style-name="P219">Ortografía</text:p>
            </text:list-item>
            <text:list-item>
              <text:p text:style-name="P219">Traducción</text:p>
            </text:list-item>
            <text:list-item>
              <text:p text:style-name="P219">Diseño de interfaz</text:p>
            </text:list-item>
            <text:list-item>
              <text:p text:style-name="P219">Diseño de reportes</text:p>
            </text:list-item>
            <text:list-item>
              <text:p text:style-name="P219">Organización del código</text:p>
            </text:list-item>
            <text:list-item>
              <text:p text:style-name="P219"><text:soft-page-break/>Tablas</text:p>
            </text:list-item>
            <text:list-item>
              <text:p text:style-name="P219">Funciones no utilizadas</text:p>
            </text:list-item>
            <text:list-item>
              <text:p text:style-name="P219">Documentación de funciones</text:p>
            </text:list-item>
            <text:list-item>
              <text:p text:style-name="P219">Código de funciones</text:p>
            </text:list-item>
            <text:list-item>
              <text:p text:style-name="P219">Procesos no terminados</text:p>
            </text:list-item>
          </text:list>
        </text:list-item>
        <text:list-item>
          <text:p text:style-name="P219">Definir <text:span text:style-name="T46">las nuevas funciones para agregar al programa</text:span></text:p>
        </text:list-item>
        <text:list-item>
          <text:p text:style-name="P228">Cambiar estrucutura de la base de datos</text:p>
        </text:list-item>
      </text:list>
      <text:list xml:id="list310469317756555823" text:style-name="L18">
        <text:list-item>
          <text:p text:style-name="P229">Estudiar el uso de cada tabla</text:p>
        </text:list-item>
        <text:list-item>
          <text:p text:style-name="P230">Hacer diseño</text:p>
        </text:list-item>
        <text:list-item>
          <text:p text:style-name="P230">Aplicar los cambios <text:span text:style-name="T44">en el código</text:span></text:p>
        </text:list-item>
        <text:list-item>
          <text:p text:style-name="P231">Crear función que cree la base de datos</text:p>
        </text:list-item>
      </text:list>
      <text:list xml:id="list144129609195901" text:continue-list="list3598937093030284259" text:style-name="L17">
        <text:list-item>
          <text:p text:style-name="P219">Determinar el modo de sincronización de las bases de datos</text:p>
        </text:list-item>
        <text:list-item>
          <text:p text:style-name="P126">Crear módulo para requests</text:p>
          <text:list>
            <text:list-item>
              <text:p text:style-name="P126">Detectar cuando hay conexión con internet</text:p>
            </text:list-item>
            <text:list-item>
              <text:p text:style-name="P126">Enviar request<text:span text:style-name="T12">s</text:span></text:p>
            </text:list-item>
            <text:list-item>
              <text:p text:style-name="P126">Crear archivo que guarde las requests</text:p>
            </text:list-item>
          </text:list>
        </text:list-item>
        <text:list-item>
          <text:p text:style-name="P232">Crear módulo de inventario</text:p>
        </text:list-item>
        <text:list-item>
          <text:p text:style-name="P232">Hacer manual de usuario</text:p>
        </text:list-item>
      </text:list>
      <text:p text:style-name="P21"/>
      <text:p text:style-name="P21"/>
      <text:p text:style-name="P10">MEJORAS ADICIONALES </text:p>
      <text:list xml:id="list9151167986722851187" text:style-name="L19">
        <text:list-item>
          <text:p text:style-name="P112"><text:span text:style-name="T43">O</text:span>pción para seleccionar el país</text:p>
        </text:list-item>
      </text:list>
      <text:list xml:id="list1573521224278729024" text:style-name="L20">
        <text:list-item>
          <text:p text:style-name="P113">Opción para cambiar idioma</text:p>
        </text:list-item>
        <text:list-item>
          <text:p text:style-name="P114">Opción para cambiar impuesto</text:p>
        </text:list-item>
        <text:list-item>
          <text:p text:style-name="P220"><text:span text:style-name="T16">Opción para c</text:span><text:span text:style-name="T14">rear tipos de productos</text:span></text:p>
        </text:list-item>
        <text:list-item>
          <text:p text:style-name="P113">Agregar foto de producto</text:p>
        </text:list-item>
        <text:list-item>
          <text:p text:style-name="P113">Agregar foto de empleado</text:p>
        </text:list-item>
        <text:list-item>
          <text:p text:style-name="P221"><text:span text:style-name="T14">Opción </text:span><text:span text:style-name="T15">para </text:span><text:span text:style-name="T14">crear tipos de empleados</text:span></text:p>
        </text:list-item>
        <text:list-item>
          <text:p text:style-name="P115">Opción para elegir el diseño de la factura</text:p>
        </text:list-item>
      </text:list>
      <text:p text:style-name="P22"/>
      <text:p text:style-name="P22"/>
      <text:p text:style-name="P9">OPCI<text:span text:style-name="T2">O</text:span>N<text:span text:style-name="T1">ES</text:span></text:p>
      <text:list xml:id="list5058131354939396105" text:style-name="L21">
        <text:list-item>
          <text:p text:style-name="P222">Al h<text:span text:style-name="T8">ace</text:span>r la compra des<text:span text:style-name="T3">de java, usando la api de oscar:</text:span></text:p>
        </text:list-item>
      </text:list>
      <text:list xml:id="list6368795837844524683" text:style-name="L22">
        <text:list-item>
          <text:p text:style-name="P233">Cambiar el ‘Owner’ de la cesta haciendo login</text:p>
        </text:list-item>
        <text:list-item>
          <text:p text:style-name="P233">Añadir todos los productos a la cesta, con un request por producto</text:p>
        </text:list-item>
        <text:list-item>
          <text:p text:style-name="P233">Hacer checkout</text:p>
        </text:list-item>
      </text:list>
      <text:list xml:id="list144128483994260" text:continue-list="list5058131354939396105" text:style-name="L21">
        <text:list-item>
          <text:p text:style-name="P234">Enviar un request desde java con todos los datos necesarios para crear la orden, <text:span text:style-name="T11">con la api de oscar</text:span></text:p>
        </text:list-item>
      </text:list>
      <text:list xml:id="list6596091433813639492" text:style-name="L23">
        <text:list-item>
          <text:p text:style-name="P235">Id de usuario</text:p>
        </text:list-item>
        <text:list-item>
          <text:p text:style-name="P235">Lista de productos con id y cantidad</text:p>
        </text:list-item>
        <text:list-item>
          <text:p text:style-name="P235">Total de la compra</text:p>
        </text:list-item>
      </text:list>
      <text:list xml:id="list144128306815034" text:continue-list="list144128483994260" text:style-name="L21">
        <text:list-item>
          <text:p text:style-name="P236">Sincronizar bases de datos sin enviar requests</text:p>
        </text:list-item>
        <text:list-item>
          <text:p text:style-name="P237">Utilizar Odoo para el servidor web</text:p>
        </text:list-item>
      </text:list>
      <text:p text:style-name="P2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08T14:41:27.604518298</dc:date>
    <meta:editing-duration>P1DT6H18M58S</meta:editing-duration>
    <meta:editing-cycles>451</meta:editing-cycles>
    <meta:generator>LibreOffice/5.1.6.2$Linux_X86_64 LibreOffice_project/10m0$Build-2</meta:generator>
    <meta:document-statistic meta:table-count="0" meta:image-count="0" meta:object-count="0" meta:page-count="8" meta:paragraph-count="293" meta:word-count="2849" meta:character-count="16886" meta:non-whitespace-character-count="14564"/>
  </office:meta>
</office:document-meta>
</file>